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8c2" officeooo:paragraph-rsid="001be8c2"/>
    </style:style>
    <style:style style:name="P2" style:family="paragraph" style:parent-style-name="Standard">
      <style:text-properties fo:color="#000000" officeooo:rsid="001defeb" officeooo:paragraph-rsid="001be8c2"/>
    </style:style>
    <style:style style:name="P3" style:family="paragraph" style:parent-style-name="Standard">
      <style:text-properties officeooo:paragraph-rsid="00297c03"/>
    </style:style>
    <style:style style:name="P4" style:family="paragraph" style:parent-style-name="Standard">
      <style:text-properties officeooo:rsid="002b7693" officeooo:paragraph-rsid="002b7693"/>
    </style:style>
    <style:style style:name="P5" style:family="paragraph" style:parent-style-name="Standard">
      <style:text-properties officeooo:paragraph-rsid="002b7693"/>
    </style:style>
    <style:style style:name="T1" style:family="text">
      <style:text-properties fo:color="#000000" officeooo:rsid="00297c03"/>
    </style:style>
    <style:style style:name="T2" style:family="text">
      <style:text-properties officeooo:rsid="002b76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Brief introduction to the ionosphere, document to reference: </text:span>The ionosphere: effects, GPS modeling and the benefits for space geodetic techniques</text:p>
      <text:p text:style-name="P5"/>
      <text:p text:style-name="P4">Explain with info from ther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33:00.578079731</meta:creation-date>
    <dc:date>2019-02-27T16:01:10.071766947</dc:date>
    <meta:editing-duration>PT1H11M2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5" meta:character-count="173" meta:non-whitespace-character-count="150"/>
  </office:meta>
</office:document-meta>
</file>